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8-07_14-16-00_000.jpg</text:p>
          </table:table-cell>
          <table:table-cell table:style-name="ce23" office:value-type="string">
            <text:p>:m music / log / kb / || s.1:genr=f-N,other=octave-2+,R=1 || genr=et-N,memo=+:sec-1①,for=oct-1+oct-2,R=2 || genr=et-N,memo=+:sec-1②~⑤</text:p>
          </table:table-cell>
          <table:table-cell table:style-name="ce2"/>
          <table:table-cell table:style-name="ce2"/>
          <table:table-cell table:style-name="ce2" office:value-type="string">
            <text:p>N-35-35-29.15039 E-139-34-49.215087</text:p>
          </table:table-cell>
          <table:table-cell table:style-name="ce34" table:formula="of:=IF([.E2]=&quot;&quot;;[.C2];CONCATENATE([.C2];&quot; / &quot;;[.E2]))" office:value-type="string" office:string-value=":m music / log / kb / || s.1:genr=f-N,other=octave-2+,R=1 || genr=et-N,memo=+:sec-1①,for=oct-1+oct-2,R=2 || genr=et-N,memo=+:sec-1②~⑤">
            <text:p>:m music / log / kb / || s.1:genr=f-N,other=octave-2+,R=1 || genr=et-N,memo=+:sec-1①,for=oct-1+oct-2,R=2 || genr=et-N,memo=+:sec-1②~⑤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8-07_14-16-14_000.jpg</text:p>
          </table:table-cell>
          <table:table-cell table:style-name="ce17" office:value-type="string">
            <text:p>:tome/ (J*) / 琴、篠笛；お前がやらにゃ</text:p>
          </table:table-cell>
          <table:table-cell table:style-name="ce2"/>
          <table:table-cell table:style-name="ce2"/>
          <table:table-cell table:style-name="ce2" office:value-type="string">
            <text:p>N-35-35-25.840759 E-139-34-50.039062</text:p>
          </table:table-cell>
          <table:table-cell table:style-name="ce34" table:formula="of:=IF([.E3]=&quot;&quot;;[.C3];CONCATENATE([.C3];&quot; / &quot;;[.E3]))" office:value-type="string" office:string-value=":tome/ (J*) / 琴、篠笛；お前がやらにゃ">
            <text:p>:tome/ (J*) / 琴、篠笛；お前がやらにゃ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8-07_15-21-30_000.jpg</text:p>
          </table:table-cell>
          <table:table-cell table:style-name="ce23" office:value-type="string">
            <text:p>:m 食べた物</text:p>
          </table:table-cell>
          <table:table-cell table:style-name="ce33"/>
          <table:table-cell table:style-name="ce2"/>
          <table:table-cell table:style-name="ce2" office:value-type="string">
            <text:p>N-35-35-28.504943 E-139-34-49.215087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7_18-17-24_000.jpg</text:p>
          </table:table-cell>
          <table:table-cell table:style-name="ce23" office:value-type="string">
            <text:p>:m music / log / kb / || s.1:genr=f-N,other=where-to-put-lips-on-the-flute,memo=+:sec-1① || s.2:genr=f-N,other=rythm-poly;4-measures-as-1-pattern,tempo=70,memo=+:sec-2</text:p>
          </table:table-cell>
          <table:table-cell table:style-name="ce15"/>
          <table:table-cell table:style-name="ce2"/>
          <table:table-cell table:style-name="ce2" office:value-type="string">
            <text:p>N-35-35-28.106689 E-139-34-49.215087</text:p>
          </table:table-cell>
          <table:table-cell table:style-name="ce34" table:formula="of:=IF([.E5]=&quot;&quot;;[.C5];CONCATENATE([.C5];&quot; / &quot;;[.E5]))" office:value-type="string" office:string-value=":m music / log / kb / || s.1:genr=f-N,other=where-to-put-lips-on-the-flute,memo=+:sec-1① || s.2:genr=f-N,other=rythm-poly;4-measures-as-1-pattern,tempo=70,memo=+:sec-2">
            <text:p>:m music / log / kb / || s.1:genr=f-N,other=where-to-put-lips-on-the-flute,memo=+:sec-1① || s.2:genr=f-N,other=rythm-poly;4-measures-as-1-pattern,tempo=70,memo=+:sec-2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7_20-37-28_000.jpg</text:p>
          </table:table-cell>
          <table:table-cell table:style-name="ce23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8-08_00-54-4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4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8_11-35-30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930664 E-139-34-50.093994</text:p>
          </table:table-cell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8_11-42-40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9.562377 E-139-34-49.874267</text:p>
          </table:table-cell>
          <table:table-cell table:style-name="ce34" table:formula="of:=IF([.E9]=&quot;&quot;;[.C9];CONCATENATE([.C9];&quot; / &quot;;[.E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8_13-04-43_000.jpg</text:p>
          </table:table-cell>
          <table:table-cell table:style-name="ce23" office:value-type="string">
            <text:p>:m other / 記録　文書 / @自室 / 朝体操 / dance-original / s.1:id=4b.n:steps</text:p>
          </table:table-cell>
          <table:table-cell table:style-name="ce16"/>
          <table:table-cell table:style-name="ce2"/>
          <table:table-cell table:style-name="ce2" office:value-type="string">
            <text:p>N-35-35-28.49121 E-139-34-48.995361</text:p>
          </table:table-cell>
          <table:table-cell table:style-name="ce34" table:formula="of:=IF([.E10]=&quot;&quot;;[.C10];CONCATENATE([.C10];&quot; / &quot;;[.E10]))" office:value-type="string" office:string-value=":m other / 記録　文書 / @自室 / 朝体操 / dance-original / s.1:id=4b.n:steps">
            <text:p>:m other / 記録　文書 / @自室 / 朝体操 / dance-original / s.1:id=4b.n:steps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8-07_13-12-20_000.mp4</text:p>
          </table:table-cell>
          <table:table-cell table:style-name="ce6" office:value-type="string">
            <text:p>:VIDEO / @自室 / 記録 / jap.flute / 演奏、play / f-2020-0807-1 / genr=f-N,other=octave-2+</text:p>
          </table:table-cell>
          <table:table-cell table:style-name="ce17"/>
          <table:table-cell table:style-name="ce2"/>
          <table:table-cell table:style-name="ce2"/>
          <table:table-cell table:style-name="ce34" table:formula="of:=IF([.E11]=&quot;&quot;;[.C11];CONCATENATE([.C11];&quot; / &quot;;[.E11]))" office:value-type="string" office:string-value=":VIDEO / @自室 / 記録 / jap.flute / 演奏、play / f-2020-0807-1 / genr=f-N,other=octave-2+">
            <text:p>:VIDEO / @自室 / 記録 / jap.flute / 演奏、play / f-2020-0807-1 / genr=f-N,other=octave-2+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7_14-10-55_000.mp4</text:p>
          </table:table-cell>
          <table:table-cell table:style-name="ce6" office:value-type="string">
            <text:p>:VIDEO / @自室 / 記録 / jap.flute / 演奏、play / f-2020-0807-2 / genr=et-N,memo=+:sec-1①,for=oct-1+oct-2</text:p>
          </table:table-cell>
          <table:table-cell table:style-name="ce15"/>
          <table:table-cell table:style-name="ce2"/>
          <table:table-cell table:style-name="ce2"/>
          <table:table-cell table:style-name="ce34" table:formula="of:=IF([.E12]=&quot;&quot;;[.C12];CONCATENATE([.C12];&quot; / &quot;;[.E12]))" office:value-type="string" office:string-value=":VIDEO / @自室 / 記録 / jap.flute / 演奏、play / f-2020-0807-2 / genr=et-N,memo=+:sec-1①,for=oct-1+oct-2">
            <text:p>:VIDEO / @自室 / 記録 / jap.flute / 演奏、play / f-2020-0807-2 / genr=et-N,memo=+:sec-1①,for=oct-1+oct-2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7_14-13-13_000.mp4</text:p>
          </table:table-cell>
          <table:table-cell table:style-name="ce6" office:value-type="string">
            <text:p>:VIDEO / @自室 / 記録 / jap.flute / 演奏、play / f-2020-0807-3 / genr=et-N,memo=+:sec-1②~⑤</text:p>
          </table:table-cell>
          <table:table-cell table:style-name="ce16"/>
          <table:table-cell table:style-name="ce2"/>
          <table:table-cell table:style-name="ce2"/>
          <table:table-cell table:style-name="ce34" table:formula="of:=IF([.E13]=&quot;&quot;;[.C13];CONCATENATE([.C13];&quot; / &quot;;[.E13]))" office:value-type="string" office:string-value=":VIDEO / @自室 / 記録 / jap.flute / 演奏、play / f-2020-0807-3 / genr=et-N,memo=+:sec-1②~⑤">
            <text:p>:VIDEO / @自室 / 記録 / jap.flute / 演奏、play / f-2020-0807-3 / genr=et-N,memo=+:sec-1②~⑤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8-07_17-00-43_000.mp4</text:p>
          </table:table-cell>
          <table:table-cell table:style-name="ce6" office:value-type="string">
            <text:p>:VIDEO / @自室 / 記録 / jap.flute / 演奏、play / f-2020-0807-4 / genr=f-N,other=where-to-put-lips-on-the-flute,memo=+:sec-1①</text:p>
          </table:table-cell>
          <table:table-cell table:style-name="ce17"/>
          <table:table-cell table:style-name="ce2"/>
          <table:table-cell table:style-name="ce2"/>
          <table:table-cell table:style-name="ce34" table:formula="of:=IF([.E14]=&quot;&quot;;[.C14];CONCATENATE([.C14];&quot; / &quot;;[.E14]))" office:value-type="string" office:string-value=":VIDEO / @自室 / 記録 / jap.flute / 演奏、play / f-2020-0807-4 / genr=f-N,other=where-to-put-lips-on-the-flute,memo=+:sec-1①">
            <text:p>:VIDEO / @自室 / 記録 / jap.flute / 演奏、play / f-2020-0807-4 / genr=f-N,other=where-to-put-lips-on-the-flute,memo=+:sec-1①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7_17-53-47_000.mp4</text:p>
          </table:table-cell>
          <table:table-cell table:style-name="ce6" office:value-type="string">
            <text:p>:VIDEO / @自室 / 記録 / jap.flute / 演奏、play / f-2020-0807-5 / genr=f-N,other=rythm-poly;4-measures-as-1-pattern,tempo=70,memo=+:sec-2</text:p>
          </table:table-cell>
          <table:table-cell table:style-name="ce17"/>
          <table:table-cell table:style-name="ce2"/>
          <table:table-cell table:style-name="ce2"/>
          <table:table-cell table:style-name="ce34" table:formula="of:=IF([.E15]=&quot;&quot;;[.C15];CONCATENATE([.C15];&quot; / &quot;;[.E15]))" office:value-type="string" office:string-value=":VIDEO / @自室 / 記録 / jap.flute / 演奏、play / f-2020-0807-5 / genr=f-N,other=rythm-poly;4-measures-as-1-pattern,tempo=70,memo=+:sec-2">
            <text:p>:VIDEO / @自室 / 記録 / jap.flute / 演奏、play / f-2020-0807-5 / genr=f-N,other=rythm-poly;4-measures-as-1-pattern,tempo=70,memo=+:sec-2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8_11-54-54_000.mid</text:p>
          </table:table-cell>
          <table:table-cell table:style-name="ce2" office:value-type="string">
            <text:p>:in-mid / app=perfect-piano / 演奏、play / id-2020-0807-1 / category=melody,inst=violin</text:p>
          </table:table-cell>
          <table:table-cell table:style-name="ce6"/>
          <table:table-cell table:style-name="ce2"/>
          <table:table-cell table:style-name="ce2"/>
          <table:table-cell table:style-name="ce34" table:formula="of:=IF([.E16]=&quot;&quot;;[.C16];CONCATENATE([.C16];&quot; / &quot;;[.E16]))" office:value-type="string" office:string-value=":in-mid / app=perfect-piano / 演奏、play / id-2020-0807-1 / category=melody,inst=violin">
            <text:p>:in-mid / app=perfect-piano / 演奏、play / id-2020-0807-1 / category=melody,inst=violin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8_12-06-39_000.mid</text:p>
          </table:table-cell>
          <table:table-cell table:style-name="ce24" office:value-type="string">
            <text:p><text:span text:style-name="T1">:in-mid / app=perfect-piano / </text:span><text:span text:style-name="T1">演奏、</text:span><text:span text:style-name="T1">play / id-2020-0807-2 / category=melody,inst=violin</text:span></text:p>
          </table:table-cell>
          <table:table-cell table:style-name="ce15"/>
          <table:table-cell table:style-name="ce2"/>
          <table:table-cell table:style-name="ce2"/>
          <table:table-cell table:style-name="ce34" table:formula="of:=IF([.E17]=&quot;&quot;;[.C17];CONCATENATE([.C17];&quot; / &quot;;[.E17]))" office:value-type="string" office:string-value=":in-mid / app=perfect-piano / 演奏、play / id-2020-0807-2 / category=melody,inst=violin">
            <text:p>:in-mid / app=perfect-piano / 演奏、play / id-2020-0807-2 / category=melody,inst=violin</text:p>
          </table:table-cell>
          <table:table-cell table:style-name="ce2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8-08_13-01-25_000.mp4</text:p>
          </table:table-cell>
          <table:table-cell table:style-name="ce6" office:value-type="string">
            <text:p>:VIDEO / @自宅 / 体操 / ダンス、dance-original / d-2020-0808-1 / id=4b.n,memo+:sec-1</text:p>
          </table:table-cell>
          <table:table-cell table:style-name="ce16"/>
          <table:table-cell table:style-name="ce2"/>
          <table:table-cell table:style-name="ce2"/>
          <table:table-cell table:style-name="ce34" table:formula="of:=IF([.E18]=&quot;&quot;;[.C18];CONCATENATE([.C18];&quot; / &quot;;[.E18]))" office:value-type="string" office:string-value=":VIDEO / @自宅 / 体操 / ダンス、dance-original / d-2020-0808-1 / id=4b.n,memo+:sec-1">
            <text:p>:VIDEO / @自宅 / 体操 / ダンス、dance-original / d-2020-0808-1 / id=4b.n,memo+:sec-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17"/>
          <table:table-cell table:style-name="ce2"/>
          <table:table-cell table:style-name="ce2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15"/>
          <table:table-cell table:style-name="ce2"/>
          <table:table-cell table:style-name="ce2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6"/>
          <table:table-cell table:style-name="ce2"/>
          <table:table-cell table:style-name="ce2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14"/>
          <table:table-cell table:style-name="ce2"/>
          <table:table-cell table:style-name="ce2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6"/>
          <table:table-cell table:style-name="ce2"/>
          <table:table-cell table:style-name="ce2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6"/>
          <table:table-cell table:style-name="ce2"/>
          <table:table-cell table:style-name="ce2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5"/>
          <table:table-cell table:style-name="ce2"/>
          <table:table-cell table:style-name="ce2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"/>
          <table:table-cell table:style-name="ce2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"/>
          <table:table-cell table:style-name="ce2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5"/>
          <table:table-cell table:style-name="ce2"/>
          <table:table-cell table:style-name="ce2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5"/>
          <table:table-cell table:style-name="ce2"/>
          <table:table-cell table:style-name="ce2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5"/>
          <table:table-cell table:style-name="ce2"/>
          <table:table-cell table:style-name="ce2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5"/>
          <table:table-cell table:style-name="ce2"/>
          <table:table-cell table:style-name="ce2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"/>
          <table:table-cell table:style-name="ce2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"/>
          <table:table-cell table:style-name="ce2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"/>
          <table:table-cell table:style-name="ce2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5"/>
          <table:table-cell table:style-name="ce2"/>
          <table:table-cell table:style-name="ce2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"/>
          <table:table-cell table:style-name="ce25"/>
          <table:table-cell table:style-name="ce2"/>
          <table:table-cell table:style-name="ce2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"/>
          <table:table-cell table:style-name="ce25"/>
          <table:table-cell table:style-name="ce2"/>
          <table:table-cell table:style-name="ce2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5"/>
          <table:table-cell table:style-name="ce2"/>
          <table:table-cell table:style-name="ce2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5"/>
          <table:table-cell table:style-name="ce2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8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2020/08/08</text:date>, <text:time>16:56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8T16:56:20.81</dc:date>
    <dc:creator>iwabuchi ken</dc:creator>
    <meta:editing-duration>P24DT4H48S</meta:editing-duration>
    <meta:editing-cycles>9157</meta:editing-cycles>
    <meta:document-statistic meta:table-count="1" meta:cell-count="454" meta:object-count="0"/>
  </office:meta>
</office:document-meta>
</file>